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2E000000D96692D8AF0F225A74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cm, 3.591cm, 0.752cm, 0.801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draw:name="Image" draw:style-name="gr1" draw:text-style-name="P1" draw:layer="layout" svg:width="2.1cm" svg:height="2.334cm" svg:x="11.4cm" svg:y="6cm">
          <draw:image xlink:href="Pictures/100000000000012E000000D96692D8AF0F225A7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apértelmezet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4T14:40:40.669000000</meta:creation-date>
    <dc:date>2023-06-15T10:42:52.504000000</dc:date>
    <meta:editing-duration>PT41M46S</meta:editing-duration>
    <meta:editing-cycles>10</meta:editing-cycles>
    <meta:generator>LibreOfficeDev/24.2.0.0.alpha0$Windows_X86_64 LibreOffice_project/cbb215aa20783523555185c83875ea5d5b94535b</meta:generator>
    <meta:document-statistic meta:object-count="24"/>
  </office:meta>
</office:document-meta>
</file>